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98in"/>
    </style:style>
    <style:style style:name="co3" style:family="table-column">
      <style:table-column-properties fo:break-before="auto" style:column-width="1.46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4"/>
    <style:style style:name="ce4" style:family="table-cell" style:parent-style-name="Default" style:data-style-name="N11"/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Inflation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3" office:value-type="currency" office:currency="USD" office:value="10000">
            <text:p>$10,000.00</text:p>
          </table:table-cell>
          <table:table-cell office:value-type="string">
            <text:p><text:s/>= House Purchase Price </text:p>
          </table:table-cell>
        </table:table-row>
        <table:table-row table:style-name="ro1">
          <table:table-cell table:number-columns-repeated="4"/>
          <table:table-cell table:style-name="ce4" office:value-type="percentage" office:value="0.12">
            <text:p>12.00%</text:p>
          </table:table-cell>
          <table:table-cell office:value-type="string">
            <text:p><text:s/>= Inflation Rate</text:p>
          </table:table-cell>
        </table:table-row>
        <table:table-row table:style-name="ro1">
          <table:table-cell table:number-columns-repeated="4"/>
          <table:table-cell table:formula="of:=[.E62]" office:value-type="currency" office:currency="USD" office:value="4060272.68553481">
            <text:p>$4,060,272.69</text:p>
          </table:table-cell>
          <table:table-cell office:value-type="string">
            <text:p><text:s/>= Present Pric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Year</text:p>
          </table:table-cell>
          <table:table-cell office:value-type="string">
            <text:p>Date</text:p>
          </table:table-cell>
          <table:table-cell office:value-type="string">
            <text:p>House Value</text:p>
          </table:table-cell>
          <table:table-cell office:value-type="string">
            <text:p>Inflation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2" office:value-type="date" office:date-value="1964-06-01">
            <text:p>06/01/64</text:p>
          </table:table-cell>
          <table:table-cell table:formula="of:=[.E3]" office:value-type="currency" office:currency="USD" office:value="10000">
            <text:p>$10,000.00</text:p>
          </table:table-cell>
          <table:table-cell table:formula="of:=[.E9]*[.$E$4]" office:value-type="currency" office:currency="USD" office:value="1200">
            <text:p>$1,200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2" office:value-type="date" office:date-value="1965-06-01">
            <text:p>06/01/65</text:p>
          </table:table-cell>
          <table:table-cell table:formula="of:=[.E9]+[.F9]" office:value-type="currency" office:currency="USD" office:value="11200">
            <text:p>$11,200.00</text:p>
          </table:table-cell>
          <table:table-cell table:formula="of:=[.E10]*[.$E$4]" office:value-type="currency" office:currency="USD" office:value="1344">
            <text:p>$1,344.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2" office:value-type="date" office:date-value="1966-06-01">
            <text:p>06/01/66</text:p>
          </table:table-cell>
          <table:table-cell table:formula="of:=[.E10]+[.F10]" office:value-type="currency" office:currency="USD" office:value="12544">
            <text:p>$12,544.00</text:p>
          </table:table-cell>
          <table:table-cell table:formula="of:=[.E11]*[.$E$4]" office:value-type="currency" office:currency="USD" office:value="1505.28">
            <text:p>$1,505.28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2" office:value-type="date" office:date-value="1967-06-01">
            <text:p>06/01/67</text:p>
          </table:table-cell>
          <table:table-cell table:formula="of:=[.E11]+[.F11]" office:value-type="currency" office:currency="USD" office:value="14049.28">
            <text:p>$14,049.28</text:p>
          </table:table-cell>
          <table:table-cell table:formula="of:=[.E12]*[.$E$4]" office:value-type="currency" office:currency="USD" office:value="1685.9136">
            <text:p>$1,685.9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2" office:value-type="date" office:date-value="1968-06-01">
            <text:p>06/01/68</text:p>
          </table:table-cell>
          <table:table-cell table:formula="of:=[.E12]+[.F12]" office:value-type="currency" office:currency="USD" office:value="15735.1936">
            <text:p>$15,735.19</text:p>
          </table:table-cell>
          <table:table-cell table:formula="of:=[.E13]*[.$E$4]" office:value-type="currency" office:currency="USD" office:value="1888.223232">
            <text:p>$1,888.22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2" office:value-type="date" office:date-value="1969-06-01">
            <text:p>06/01/69</text:p>
          </table:table-cell>
          <table:table-cell table:formula="of:=[.E13]+[.F13]" office:value-type="currency" office:currency="USD" office:value="17623.416832">
            <text:p>$17,623.42</text:p>
          </table:table-cell>
          <table:table-cell table:formula="of:=[.E14]*[.$E$4]" office:value-type="currency" office:currency="USD" office:value="2114.81001984">
            <text:p>$2,114.81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2" office:value-type="date" office:date-value="1970-06-01">
            <text:p>06/01/70</text:p>
          </table:table-cell>
          <table:table-cell table:formula="of:=[.E14]+[.F14]" office:value-type="currency" office:currency="USD" office:value="19738.22685184">
            <text:p>$19,738.23</text:p>
          </table:table-cell>
          <table:table-cell table:formula="of:=[.E15]*[.$E$4]" office:value-type="currency" office:currency="USD" office:value="2368.5872222208">
            <text:p>$2,368.59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2" office:value-type="date" office:date-value="1971-06-01">
            <text:p>06/01/71</text:p>
          </table:table-cell>
          <table:table-cell table:formula="of:=[.E15]+[.F15]" office:value-type="currency" office:currency="USD" office:value="22106.8140740608">
            <text:p>$22,106.81</text:p>
          </table:table-cell>
          <table:table-cell table:formula="of:=[.E16]*[.$E$4]" office:value-type="currency" office:currency="USD" office:value="2652.8176888873">
            <text:p>$2,652.82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2" office:value-type="date" office:date-value="1972-06-01">
            <text:p>06/01/72</text:p>
          </table:table-cell>
          <table:table-cell table:formula="of:=[.E16]+[.F16]" office:value-type="currency" office:currency="USD" office:value="24759.6317629481">
            <text:p>$24,759.63</text:p>
          </table:table-cell>
          <table:table-cell table:formula="of:=[.E17]*[.$E$4]" office:value-type="currency" office:currency="USD" office:value="2971.15581155377">
            <text:p>$2,971.16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2" office:value-type="date" office:date-value="1973-06-01">
            <text:p>06/01/73</text:p>
          </table:table-cell>
          <table:table-cell table:formula="of:=[.E17]+[.F17]" office:value-type="currency" office:currency="USD" office:value="27730.7875745019">
            <text:p>$27,730.79</text:p>
          </table:table-cell>
          <table:table-cell table:formula="of:=[.E18]*[.$E$4]" office:value-type="currency" office:currency="USD" office:value="3327.69450894022">
            <text:p>$3,327.69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2" office:value-type="date" office:date-value="1974-06-01">
            <text:p>06/01/74</text:p>
          </table:table-cell>
          <table:table-cell table:formula="of:=[.E18]+[.F18]" office:value-type="currency" office:currency="USD" office:value="31058.4820834421">
            <text:p>$31,058.48</text:p>
          </table:table-cell>
          <table:table-cell table:formula="of:=[.E19]*[.$E$4]" office:value-type="currency" office:currency="USD" office:value="3727.01785001305">
            <text:p>$3,727.02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2" office:value-type="date" office:date-value="1975-06-01">
            <text:p>06/01/75</text:p>
          </table:table-cell>
          <table:table-cell table:formula="of:=[.E19]+[.F19]" office:value-type="currency" office:currency="USD" office:value="34785.4999334551">
            <text:p>$34,785.50</text:p>
          </table:table-cell>
          <table:table-cell table:formula="of:=[.E20]*[.$E$4]" office:value-type="currency" office:currency="USD" office:value="4174.25999201462">
            <text:p>$4,174.26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2" office:value-type="date" office:date-value="1976-06-01">
            <text:p>06/01/76</text:p>
          </table:table-cell>
          <table:table-cell table:formula="of:=[.E20]+[.F20]" office:value-type="currency" office:currency="USD" office:value="38959.7599254697">
            <text:p>$38,959.76</text:p>
          </table:table-cell>
          <table:table-cell table:formula="of:=[.E21]*[.$E$4]" office:value-type="currency" office:currency="USD" office:value="4675.17119105637">
            <text:p>$4,675.17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2" office:value-type="date" office:date-value="1977-06-01">
            <text:p>06/01/77</text:p>
          </table:table-cell>
          <table:table-cell table:formula="of:=[.E21]+[.F21]" office:value-type="currency" office:currency="USD" office:value="43634.9311165261">
            <text:p>$43,634.93</text:p>
          </table:table-cell>
          <table:table-cell table:formula="of:=[.E22]*[.$E$4]" office:value-type="currency" office:currency="USD" office:value="5236.19173398313">
            <text:p>$5,236.19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2" office:value-type="date" office:date-value="1978-06-01">
            <text:p>06/01/78</text:p>
          </table:table-cell>
          <table:table-cell table:formula="of:=[.E22]+[.F22]" office:value-type="currency" office:currency="USD" office:value="48871.1228505093">
            <text:p>$48,871.12</text:p>
          </table:table-cell>
          <table:table-cell table:formula="of:=[.E23]*[.$E$4]" office:value-type="currency" office:currency="USD" office:value="5864.53474206111">
            <text:p>$5,864.53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2" office:value-type="date" office:date-value="1979-06-01">
            <text:p>06/01/79</text:p>
          </table:table-cell>
          <table:table-cell table:formula="of:=[.E23]+[.F23]" office:value-type="currency" office:currency="USD" office:value="54735.6575925704">
            <text:p>$54,735.66</text:p>
          </table:table-cell>
          <table:table-cell table:formula="of:=[.E24]*[.$E$4]" office:value-type="currency" office:currency="USD" office:value="6568.27891110844">
            <text:p>$6,568.28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style-name="ce2" office:value-type="date" office:date-value="1980-06-01">
            <text:p>06/01/80</text:p>
          </table:table-cell>
          <table:table-cell table:formula="of:=[.E24]+[.F24]" office:value-type="currency" office:currency="USD" office:value="61303.9365036788">
            <text:p>$61,303.94</text:p>
          </table:table-cell>
          <table:table-cell table:formula="of:=[.E25]*[.$E$4]" office:value-type="currency" office:currency="USD" office:value="7356.47238044146">
            <text:p>$7,356.47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style-name="ce2" office:value-type="date" office:date-value="1981-06-01">
            <text:p>06/01/81</text:p>
          </table:table-cell>
          <table:table-cell table:formula="of:=[.E25]+[.F25]" office:value-type="currency" office:currency="USD" office:value="68660.4088841203">
            <text:p>$68,660.41</text:p>
          </table:table-cell>
          <table:table-cell table:formula="of:=[.E26]*[.$E$4]" office:value-type="currency" office:currency="USD" office:value="8239.24906609443">
            <text:p>$8,239.25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2" office:value-type="date" office:date-value="1982-06-01">
            <text:p>06/01/82</text:p>
          </table:table-cell>
          <table:table-cell table:formula="of:=[.E26]+[.F26]" office:value-type="currency" office:currency="USD" office:value="76899.6579502147">
            <text:p>$76,899.66</text:p>
          </table:table-cell>
          <table:table-cell table:formula="of:=[.E27]*[.$E$4]" office:value-type="currency" office:currency="USD" office:value="9227.95895402576">
            <text:p>$9,227.96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ce2" office:value-type="date" office:date-value="1983-06-01">
            <text:p>06/01/83</text:p>
          </table:table-cell>
          <table:table-cell table:formula="of:=[.E27]+[.F27]" office:value-type="currency" office:currency="USD" office:value="86127.6169042405">
            <text:p>$86,127.62</text:p>
          </table:table-cell>
          <table:table-cell table:formula="of:=[.E28]*[.$E$4]" office:value-type="currency" office:currency="USD" office:value="10335.3140285089">
            <text:p>$10,335.31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2" office:value-type="date" office:date-value="1984-06-01">
            <text:p>06/01/84</text:p>
          </table:table-cell>
          <table:table-cell table:formula="of:=[.E28]+[.F28]" office:value-type="currency" office:currency="USD" office:value="96462.9309327493">
            <text:p>$96,462.93</text:p>
          </table:table-cell>
          <table:table-cell table:formula="of:=[.E29]*[.$E$4]" office:value-type="currency" office:currency="USD" office:value="11575.5517119299">
            <text:p>$11,575.55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style-name="ce2" office:value-type="date" office:date-value="1985-06-01">
            <text:p>06/01/85</text:p>
          </table:table-cell>
          <table:table-cell table:formula="of:=[.E29]+[.F29]" office:value-type="currency" office:currency="USD" office:value="108038.482644679">
            <text:p>$108,038.48</text:p>
          </table:table-cell>
          <table:table-cell table:formula="of:=[.E30]*[.$E$4]" office:value-type="currency" office:currency="USD" office:value="12964.6179173615">
            <text:p>$12,964.62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style-name="ce2" office:value-type="date" office:date-value="1986-06-01">
            <text:p>06/01/86</text:p>
          </table:table-cell>
          <table:table-cell table:formula="of:=[.E30]+[.F30]" office:value-type="currency" office:currency="USD" office:value="121003.100562041">
            <text:p>$121,003.10</text:p>
          </table:table-cell>
          <table:table-cell table:formula="of:=[.E31]*[.$E$4]" office:value-type="currency" office:currency="USD" office:value="14520.3720674449">
            <text:p>$14,520.37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style-name="ce2" office:value-type="date" office:date-value="1987-06-01">
            <text:p>06/01/87</text:p>
          </table:table-cell>
          <table:table-cell table:formula="of:=[.E31]+[.F31]" office:value-type="currency" office:currency="USD" office:value="135523.472629486">
            <text:p>$135,523.47</text:p>
          </table:table-cell>
          <table:table-cell table:formula="of:=[.E32]*[.$E$4]" office:value-type="currency" office:currency="USD" office:value="16262.8167155383">
            <text:p>$16,262.82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style-name="ce2" office:value-type="date" office:date-value="1988-06-01">
            <text:p>06/01/88</text:p>
          </table:table-cell>
          <table:table-cell table:formula="of:=[.E32]+[.F32]" office:value-type="currency" office:currency="USD" office:value="151786.289345024">
            <text:p>$151,786.29</text:p>
          </table:table-cell>
          <table:table-cell table:formula="of:=[.E33]*[.$E$4]" office:value-type="currency" office:currency="USD" office:value="18214.3547214029">
            <text:p>$18,214.35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style-name="ce2" office:value-type="date" office:date-value="1989-06-01">
            <text:p>06/01/89</text:p>
          </table:table-cell>
          <table:table-cell table:formula="of:=[.E33]+[.F33]" office:value-type="currency" office:currency="USD" office:value="170000.644066427">
            <text:p>$170,000.64</text:p>
          </table:table-cell>
          <table:table-cell table:formula="of:=[.E34]*[.$E$4]" office:value-type="currency" office:currency="USD" office:value="20400.0772879712">
            <text:p>$20,400.08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style-name="ce2" office:value-type="date" office:date-value="1990-06-01">
            <text:p>06/01/90</text:p>
          </table:table-cell>
          <table:table-cell table:formula="of:=[.E34]+[.F34]" office:value-type="currency" office:currency="USD" office:value="190400.721354398">
            <text:p>$190,400.72</text:p>
          </table:table-cell>
          <table:table-cell table:formula="of:=[.E35]*[.$E$4]" office:value-type="currency" office:currency="USD" office:value="22848.0865625278">
            <text:p>$22,848.09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style-name="ce2" office:value-type="date" office:date-value="1991-06-01">
            <text:p>06/01/91</text:p>
          </table:table-cell>
          <table:table-cell table:formula="of:=[.E35]+[.F35]" office:value-type="currency" office:currency="USD" office:value="213248.807916926">
            <text:p>$213,248.81</text:p>
          </table:table-cell>
          <table:table-cell table:formula="of:=[.E36]*[.$E$4]" office:value-type="currency" office:currency="USD" office:value="25589.8569500311">
            <text:p>$25,589.86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style-name="ce2" office:value-type="date" office:date-value="1992-06-01">
            <text:p>06/01/92</text:p>
          </table:table-cell>
          <table:table-cell table:formula="of:=[.E36]+[.F36]" office:value-type="currency" office:currency="USD" office:value="238838.664866957">
            <text:p>$238,838.66</text:p>
          </table:table-cell>
          <table:table-cell table:formula="of:=[.E37]*[.$E$4]" office:value-type="currency" office:currency="USD" office:value="28660.6397840348">
            <text:p>$28,660.64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style-name="ce2" office:value-type="date" office:date-value="1993-06-01">
            <text:p>06/01/93</text:p>
          </table:table-cell>
          <table:table-cell table:formula="of:=[.E37]+[.F37]" office:value-type="currency" office:currency="USD" office:value="267499.304650992">
            <text:p>$267,499.30</text:p>
          </table:table-cell>
          <table:table-cell table:formula="of:=[.E38]*[.$E$4]" office:value-type="currency" office:currency="USD" office:value="32099.916558119">
            <text:p>$32,099.92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style-name="ce2" office:value-type="date" office:date-value="1994-06-01">
            <text:p>06/01/94</text:p>
          </table:table-cell>
          <table:table-cell table:formula="of:=[.E38]+[.F38]" office:value-type="currency" office:currency="USD" office:value="299599.221209111">
            <text:p>$299,599.22</text:p>
          </table:table-cell>
          <table:table-cell table:formula="of:=[.E39]*[.$E$4]" office:value-type="currency" office:currency="USD" office:value="35951.9065450933">
            <text:p>$35,951.91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style-name="ce2" office:value-type="date" office:date-value="1995-06-01">
            <text:p>06/01/95</text:p>
          </table:table-cell>
          <table:table-cell table:formula="of:=[.E39]+[.F39]" office:value-type="currency" office:currency="USD" office:value="335551.127754204">
            <text:p>$335,551.13</text:p>
          </table:table-cell>
          <table:table-cell table:formula="of:=[.E40]*[.$E$4]" office:value-type="currency" office:currency="USD" office:value="40266.1353305045">
            <text:p>$40,266.14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style-name="ce2" office:value-type="date" office:date-value="1996-06-01">
            <text:p>06/01/96</text:p>
          </table:table-cell>
          <table:table-cell table:formula="of:=[.E40]+[.F40]" office:value-type="currency" office:currency="USD" office:value="375817.263084708">
            <text:p>$375,817.26</text:p>
          </table:table-cell>
          <table:table-cell table:formula="of:=[.E41]*[.$E$4]" office:value-type="currency" office:currency="USD" office:value="45098.071570165">
            <text:p>$45,098.07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style-name="ce2" office:value-type="date" office:date-value="1997-06-01">
            <text:p>06/01/97</text:p>
          </table:table-cell>
          <table:table-cell table:formula="of:=[.E41]+[.F41]" office:value-type="currency" office:currency="USD" office:value="420915.334654873">
            <text:p>$420,915.33</text:p>
          </table:table-cell>
          <table:table-cell table:formula="of:=[.E42]*[.$E$4]" office:value-type="currency" office:currency="USD" office:value="50509.8401585848">
            <text:p>$50,509.84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style-name="ce2" office:value-type="date" office:date-value="1998-06-01">
            <text:p>06/01/98</text:p>
          </table:table-cell>
          <table:table-cell table:formula="of:=[.E42]+[.F42]" office:value-type="currency" office:currency="USD" office:value="471425.174813458">
            <text:p>$471,425.17</text:p>
          </table:table-cell>
          <table:table-cell table:formula="of:=[.E43]*[.$E$4]" office:value-type="currency" office:currency="USD" office:value="56571.020977615">
            <text:p>$56,571.02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style-name="ce2" office:value-type="date" office:date-value="1999-06-01">
            <text:p>06/01/99</text:p>
          </table:table-cell>
          <table:table-cell table:formula="of:=[.E43]+[.F43]" office:value-type="currency" office:currency="USD" office:value="527996.195791073">
            <text:p>$527,996.20</text:p>
          </table:table-cell>
          <table:table-cell table:formula="of:=[.E44]*[.$E$4]" office:value-type="currency" office:currency="USD" office:value="63359.5434949288">
            <text:p>$63,359.54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style-name="ce2" office:value-type="date" office:date-value="2000-06-01">
            <text:p>06/01/00</text:p>
          </table:table-cell>
          <table:table-cell table:formula="of:=[.E44]+[.F44]" office:value-type="currency" office:currency="USD" office:value="591355.739286002">
            <text:p>$591,355.74</text:p>
          </table:table-cell>
          <table:table-cell table:formula="of:=[.E45]*[.$E$4]" office:value-type="currency" office:currency="USD" office:value="70962.6887143202">
            <text:p>$70,962.69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style-name="ce2" office:value-type="date" office:date-value="2001-06-01">
            <text:p>06/01/01</text:p>
          </table:table-cell>
          <table:table-cell table:formula="of:=[.E45]+[.F45]" office:value-type="currency" office:currency="USD" office:value="662318.428000322">
            <text:p>$662,318.43</text:p>
          </table:table-cell>
          <table:table-cell table:formula="of:=[.E46]*[.$E$4]" office:value-type="currency" office:currency="USD" office:value="79478.2113600387">
            <text:p>$79,478.21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style-name="ce2" office:value-type="date" office:date-value="2002-06-01">
            <text:p>06/01/02</text:p>
          </table:table-cell>
          <table:table-cell table:formula="of:=[.E46]+[.F46]" office:value-type="currency" office:currency="USD" office:value="741796.639360361">
            <text:p>$741,796.64</text:p>
          </table:table-cell>
          <table:table-cell table:formula="of:=[.E47]*[.$E$4]" office:value-type="currency" office:currency="USD" office:value="89015.5967232433">
            <text:p>$89,015.60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style-name="ce2" office:value-type="date" office:date-value="2003-06-01">
            <text:p>06/01/03</text:p>
          </table:table-cell>
          <table:table-cell table:formula="of:=[.E47]+[.F47]" office:value-type="currency" office:currency="USD" office:value="830812.236083604">
            <text:p>$830,812.24</text:p>
          </table:table-cell>
          <table:table-cell table:formula="of:=[.E48]*[.$E$4]" office:value-type="currency" office:currency="USD" office:value="99697.4683300325">
            <text:p>$99,697.47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style-name="ce2" office:value-type="date" office:date-value="2004-06-01">
            <text:p>06/01/04</text:p>
          </table:table-cell>
          <table:table-cell table:formula="of:=[.E48]+[.F48]" office:value-type="currency" office:currency="USD" office:value="930509.704413636">
            <text:p>$930,509.70</text:p>
          </table:table-cell>
          <table:table-cell table:formula="of:=[.E49]*[.$E$4]" office:value-type="currency" office:currency="USD" office:value="111661.164529636">
            <text:p>$111,661.16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style-name="ce2" office:value-type="date" office:date-value="2005-06-01">
            <text:p>06/01/05</text:p>
          </table:table-cell>
          <table:table-cell table:formula="of:=[.E49]+[.F49]" office:value-type="currency" office:currency="USD" office:value="1042170.86894327">
            <text:p>$1,042,170.87</text:p>
          </table:table-cell>
          <table:table-cell table:formula="of:=[.E50]*[.$E$4]" office:value-type="currency" office:currency="USD" office:value="125060.504273193">
            <text:p>$125,060.50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style-name="ce2" office:value-type="date" office:date-value="2006-06-01">
            <text:p>06/01/06</text:p>
          </table:table-cell>
          <table:table-cell table:formula="of:=[.E50]+[.F50]" office:value-type="currency" office:currency="USD" office:value="1167231.37321647">
            <text:p>$1,167,231.37</text:p>
          </table:table-cell>
          <table:table-cell table:formula="of:=[.E51]*[.$E$4]" office:value-type="currency" office:currency="USD" office:value="140067.764785976">
            <text:p>$140,067.76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style-name="ce2" office:value-type="date" office:date-value="2007-06-01">
            <text:p>06/01/07</text:p>
          </table:table-cell>
          <table:table-cell table:formula="of:=[.E51]+[.F51]" office:value-type="currency" office:currency="USD" office:value="1307299.13800244">
            <text:p>$1,307,299.14</text:p>
          </table:table-cell>
          <table:table-cell table:formula="of:=[.E52]*[.$E$4]" office:value-type="currency" office:currency="USD" office:value="156875.896560293">
            <text:p>$156,875.90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style-name="ce2" office:value-type="date" office:date-value="2008-06-01">
            <text:p>06/01/08</text:p>
          </table:table-cell>
          <table:table-cell table:formula="of:=[.E52]+[.F52]" office:value-type="currency" office:currency="USD" office:value="1464175.03456273">
            <text:p>$1,464,175.03</text:p>
          </table:table-cell>
          <table:table-cell table:formula="of:=[.E53]*[.$E$4]" office:value-type="currency" office:currency="USD" office:value="175701.004147528">
            <text:p>$175,701.00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style-name="ce2" office:value-type="date" office:date-value="2009-06-01">
            <text:p>06/01/09</text:p>
          </table:table-cell>
          <table:table-cell table:formula="of:=[.E53]+[.F53]" office:value-type="currency" office:currency="USD" office:value="1639876.03871026">
            <text:p>$1,639,876.04</text:p>
          </table:table-cell>
          <table:table-cell table:formula="of:=[.E54]*[.$E$4]" office:value-type="currency" office:currency="USD" office:value="196785.124645232">
            <text:p>$196,785.12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style-name="ce2" office:value-type="date" office:date-value="2010-06-01">
            <text:p>06/01/10</text:p>
          </table:table-cell>
          <table:table-cell table:formula="of:=[.E54]+[.F54]" office:value-type="currency" office:currency="USD" office:value="1836661.16335549">
            <text:p>$1,836,661.16</text:p>
          </table:table-cell>
          <table:table-cell table:formula="of:=[.E55]*[.$E$4]" office:value-type="currency" office:currency="USD" office:value="220399.339602659">
            <text:p>$220,399.34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style-name="ce2" office:value-type="date" office:date-value="2011-06-01">
            <text:p>06/01/11</text:p>
          </table:table-cell>
          <table:table-cell table:formula="of:=[.E55]+[.F55]" office:value-type="currency" office:currency="USD" office:value="2057060.50295815">
            <text:p>$2,057,060.50</text:p>
          </table:table-cell>
          <table:table-cell table:formula="of:=[.E56]*[.$E$4]" office:value-type="currency" office:currency="USD" office:value="246847.260354978">
            <text:p>$246,847.26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style-name="ce2" office:value-type="date" office:date-value="2012-06-01">
            <text:p>06/01/12</text:p>
          </table:table-cell>
          <table:table-cell table:formula="of:=[.E56]+[.F56]" office:value-type="currency" office:currency="USD" office:value="2303907.76331313">
            <text:p>$2,303,907.76</text:p>
          </table:table-cell>
          <table:table-cell table:formula="of:=[.E57]*[.$E$4]" office:value-type="currency" office:currency="USD" office:value="276468.931597576">
            <text:p>$276,468.93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style-name="ce2" office:value-type="date" office:date-value="2013-06-01">
            <text:p>06/01/13</text:p>
          </table:table-cell>
          <table:table-cell table:formula="of:=[.E57]+[.F57]" office:value-type="currency" office:currency="USD" office:value="2580376.69491071">
            <text:p>$2,580,376.69</text:p>
          </table:table-cell>
          <table:table-cell table:formula="of:=[.E58]*[.$E$4]" office:value-type="currency" office:currency="USD" office:value="309645.203389285">
            <text:p>$309,645.2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style-name="ce2" office:value-type="date" office:date-value="2014-06-01">
            <text:p>06/01/14</text:p>
          </table:table-cell>
          <table:table-cell table:formula="of:=[.E58]+[.F58]" office:value-type="currency" office:currency="USD" office:value="2890021.89829999">
            <text:p>$2,890,021.90</text:p>
          </table:table-cell>
          <table:table-cell table:formula="of:=[.E59]*[.$E$4]" office:value-type="currency" office:currency="USD" office:value="346802.627795999">
            <text:p>$346,802.63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style-name="ce2" office:value-type="date" office:date-value="2015-06-01">
            <text:p>06/01/15</text:p>
          </table:table-cell>
          <table:table-cell table:formula="of:=[.E59]+[.F59]" office:value-type="currency" office:currency="USD" office:value="3236824.52609599">
            <text:p>$3,236,824.53</text:p>
          </table:table-cell>
          <table:table-cell table:formula="of:=[.E60]*[.$E$4]" office:value-type="currency" office:currency="USD" office:value="388418.943131519">
            <text:p>$388,418.94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style-name="ce2" office:value-type="date" office:date-value="2016-06-01">
            <text:p>06/01/16</text:p>
          </table:table-cell>
          <table:table-cell table:formula="of:=[.E60]+[.F60]" office:value-type="currency" office:currency="USD" office:value="3625243.46922751">
            <text:p>$3,625,243.47</text:p>
          </table:table-cell>
          <table:table-cell table:formula="of:=[.E61]*[.$E$4]" office:value-type="currency" office:currency="USD" office:value="435029.216307301">
            <text:p>$435,029.22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style-name="ce2" office:value-type="date" office:date-value="2016-06-02">
            <text:p>06/02/16</text:p>
          </table:table-cell>
          <table:table-cell table:formula="of:=[.E61]+[.F61]" office:value-type="currency" office:currency="USD" office:value="4060272.68553481">
            <text:p>$4,060,272.69</text:p>
          </table:table-cell>
          <table:table-cell table:formula="of:=[.E62]*[.$E$4]" office:value-type="currency" office:currency="USD" office:value="487232.722264177">
            <text:p>$487,232.72</text:p>
          </table:table-cell>
        </table:table-row>
        <table:table-row table:style-name="ro1" table:number-rows-repeated="1048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rad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core</text:p>
          </table:table-cell>
          <table:table-cell office:value-type="string">
            <text:p>Grad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70+RAND()*30" office:value-type="float" office:value="80.7570563768968">
            <text:p>80.76</text:p>
          </table:table-cell>
          <table:table-cell table:formula="of:=IF([.C8]&gt;90;&quot;A&quot;;IF([.C8]&gt;80;&quot;B&quot;;&quot;C&quot;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79.9119642889127">
            <text:p>79.91</text:p>
          </table:table-cell>
          <table:table-cell table:formula="of:=IF([.C9]&gt;90;&quot;A&quot;;IF([.C9]&gt;80;&quot;B&quot;;&quot;C&quot;))" office:value-type="string" office:string-value="C">
            <text:p>C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91.8281843070872">
            <text:p>91.83</text:p>
          </table:table-cell>
          <table:table-cell table:formula="of:=IF([.C10]&gt;90;&quot;A&quot;;IF([.C10]&gt;80;&quot;B&quot;;&quot;C&quot;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91.1624457594007">
            <text:p>91.16</text:p>
          </table:table-cell>
          <table:table-cell table:formula="of:=IF([.C11]&gt;90;&quot;A&quot;;IF([.C11]&gt;80;&quot;B&quot;;&quot;C&quot;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86.231652344577">
            <text:p>86.23</text:p>
          </table:table-cell>
          <table:table-cell table:formula="of:=IF([.C12]&gt;90;&quot;A&quot;;IF([.C12]&gt;80;&quot;B&quot;;&quot;C&quot;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86.6363660781644">
            <text:p>86.64</text:p>
          </table:table-cell>
          <table:table-cell table:formula="of:=IF([.C13]&gt;90;&quot;A&quot;;IF([.C13]&gt;80;&quot;B&quot;;&quot;C&quot;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99.4812119449489">
            <text:p>99.48</text:p>
          </table:table-cell>
          <table:table-cell table:formula="of:=IF([.C14]&gt;90;&quot;A&quot;;IF([.C14]&gt;80;&quot;B&quot;;&quot;C&quot;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96.1336655472405">
            <text:p>96.13</text:p>
          </table:table-cell>
          <table:table-cell table:formula="of:=IF([.C15]&gt;90;&quot;A&quot;;IF([.C15]&gt;80;&quot;B&quot;;&quot;C&quot;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77.74676626781">
            <text:p>77.75</text:p>
          </table:table-cell>
          <table:table-cell table:formula="of:=IF([.C16]&gt;90;&quot;A&quot;;IF([.C16]&gt;80;&quot;B&quot;;&quot;C&quot;))" office:value-type="string" office:string-value="C">
            <text:p>C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96.9105533906259">
            <text:p>96.91</text:p>
          </table:table-cell>
          <table:table-cell table:formula="of:=IF([.C17]&gt;90;&quot;A&quot;;IF([.C17]&gt;80;&quot;B&quot;;&quot;C&quot;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88.9740463509224">
            <text:p>88.97</text:p>
          </table:table-cell>
          <table:table-cell table:formula="of:=IF([.C18]&gt;90;&quot;A&quot;;IF([.C18]&gt;80;&quot;B&quot;;&quot;C&quot;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85.7966525177471">
            <text:p>85.80</text:p>
          </table:table-cell>
          <table:table-cell table:formula="of:=IF([.C19]&gt;90;&quot;A&quot;;IF([.C19]&gt;80;&quot;B&quot;;&quot;C&quot;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76.5642437222414">
            <text:p>76.56</text:p>
          </table:table-cell>
          <table:table-cell table:formula="of:=IF([.C20]&gt;90;&quot;A&quot;;IF([.C20]&gt;80;&quot;B&quot;;&quot;C&quot;))" office:value-type="string" office:string-value="C">
            <text:p>C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82.2727436339483">
            <text:p>82.27</text:p>
          </table:table-cell>
          <table:table-cell table:formula="of:=IF([.C21]&gt;90;&quot;A&quot;;IF([.C21]&gt;80;&quot;B&quot;;&quot;C&quot;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91.12007641932">
            <text:p>91.12</text:p>
          </table:table-cell>
          <table:table-cell table:formula="of:=IF([.C22]&gt;90;&quot;A&quot;;IF([.C22]&gt;80;&quot;B&quot;;&quot;C&quot;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99.5272098318674">
            <text:p>99.53</text:p>
          </table:table-cell>
          <table:table-cell table:formula="of:=IF([.C23]&gt;90;&quot;A&quot;;IF([.C23]&gt;80;&quot;B&quot;;&quot;C&quot;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83.8630145322531">
            <text:p>83.86</text:p>
          </table:table-cell>
          <table:table-cell table:formula="of:=IF([.C24]&gt;90;&quot;A&quot;;IF([.C24]&gt;80;&quot;B&quot;;&quot;C&quot;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93.7437680223957">
            <text:p>93.74</text:p>
          </table:table-cell>
          <table:table-cell table:formula="of:=IF([.C25]&gt;90;&quot;A&quot;;IF([.C25]&gt;80;&quot;B&quot;;&quot;C&quot;))" office:value-type="string" office:string-value="A">
            <text:p>A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75.2737374114804">
            <text:p>75.27</text:p>
          </table:table-cell>
          <table:table-cell table:formula="of:=IF([.C26]&gt;90;&quot;A&quot;;IF([.C26]&gt;80;&quot;B&quot;;&quot;C&quot;))" office:value-type="string" office:string-value="C">
            <text:p>C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87.4551869207062">
            <text:p>87.46</text:p>
          </table:table-cell>
          <table:table-cell table:formula="of:=IF([.C27]&gt;90;&quot;A&quot;;IF([.C27]&gt;80;&quot;B&quot;;&quot;C&quot;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85.4630208294839">
            <text:p>85.46</text:p>
          </table:table-cell>
          <table:table-cell table:formula="of:=IF([.C28]&gt;90;&quot;A&quot;;IF([.C28]&gt;80;&quot;B&quot;;&quot;C&quot;))" office:value-type="string" office:string-value="B">
            <text:p>B</text:p>
          </table:table-cell>
        </table:table-row>
        <table:table-row table:style-name="ro1">
          <table:table-cell table:number-columns-repeated="2"/>
          <table:table-cell table:formula="of:=70+RAND()*30" office:value-type="float" office:value="87.5596915255301">
            <text:p>87.56</text:p>
          </table:table-cell>
          <table:table-cell table:formula="of:=IF([.C29]&gt;90;&quot;A&quot;;IF([.C29]&gt;80;&quot;B&quot;;&quot;C&quot;))" office:value-type="string" office:string-value="B">
            <text:p>B</text:p>
          </table:table-cell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aycheck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row table:style-name="ro1" table:number-rows-repeated="2"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>
            <text:p>Paycheck Calculator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table:number-columns-repeated="3"/>
          <table:table-cell table:style-name="ce7" office:value-type="currency" office:currency="USD" office:value="10">
            <text:p>$10.00</text:p>
          </table:table-cell>
          <table:table-cell office:value-type="string">
            <text:p><text:s/>= PayRate $'s/hr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string">
            <text:p><text:s/>= Overtime Starts @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5">
            <text:p>1.5</text:p>
          </table:table-cell>
          <table:table-cell office:value-type="string">
            <text:p><text:s/>= Overtime Factor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Hours</text:p>
          </table:table-cell>
          <table:table-cell office:value-type="string">
            <text:p>Paycheck</text:p>
          </table:table-cell>
          <table:table-cell office:value-type="string">
            <text:p>Overtime</text:p>
          </table:table-cell>
          <table:table-cell office:value-type="string">
            <text:p>Total Pay</text:p>
          </table:table-cell>
        </table:table-row>
        <table:table-row table:style-name="ro1">
          <table:table-cell table:number-columns-repeated="2"/>
          <table:table-cell office:value-type="string">
            <text:p>Worked</text:p>
          </table:table-cell>
          <table:table-cell office:value-type="string">
            <text:p>Straight Time</text:p>
          </table:table-cell>
          <table:table-cell office:value-type="string">
            <text:p>Pay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C12]*[.$D$5]" office:value-type="currency" office:currency="USD" office:value="0">
            <text:p>$0.00</text:p>
          </table:table-cell>
          <table:table-cell table:formula="of:=IF([.C12]&gt;[.$D$6];([.$D$6]-[.C12])*[.$D$5]*(1-[.$D$7]);0)" office:value-type="float" office:value="0">
            <text:p>0</text:p>
          </table:table-cell>
          <table:table-cell table:formula="of:=[.D12]+[.E12]" office:value-type="currency" office:currency="USD" office:value="0">
            <text:p>$0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C13]*[.$D$5]" office:value-type="currency" office:currency="USD" office:value="10">
            <text:p>$10.00</text:p>
          </table:table-cell>
          <table:table-cell table:formula="of:=IF([.C13]&gt;[.$D$6];([.$D$6]-[.C13])*[.$D$5]*(1-[.$D$7]);0)" office:value-type="float" office:value="0">
            <text:p>0</text:p>
          </table:table-cell>
          <table:table-cell table:formula="of:=[.D13]+[.E13]" office:value-type="currency" office:currency="USD" office:value="10">
            <text:p>$10.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C14]*[.$D$5]" office:value-type="currency" office:currency="USD" office:value="20">
            <text:p>$20.00</text:p>
          </table:table-cell>
          <table:table-cell table:formula="of:=IF([.C14]&gt;[.$D$6];([.$D$6]-[.C14])*[.$D$5]*(1-[.$D$7]);0)" office:value-type="float" office:value="0">
            <text:p>0</text:p>
          </table:table-cell>
          <table:table-cell table:formula="of:=[.D14]+[.E14]" office:value-type="currency" office:currency="USD" office:value="20">
            <text:p>$20.0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C15]*[.$D$5]" office:value-type="currency" office:currency="USD" office:value="30">
            <text:p>$30.00</text:p>
          </table:table-cell>
          <table:table-cell table:formula="of:=IF([.C15]&gt;[.$D$6];([.$D$6]-[.C15])*[.$D$5]*(1-[.$D$7]);0)" office:value-type="float" office:value="0">
            <text:p>0</text:p>
          </table:table-cell>
          <table:table-cell table:formula="of:=[.D15]+[.E15]" office:value-type="currency" office:currency="USD" office:value="30">
            <text:p>$30.0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C16]*[.$D$5]" office:value-type="currency" office:currency="USD" office:value="40">
            <text:p>$40.00</text:p>
          </table:table-cell>
          <table:table-cell table:formula="of:=IF([.C16]&gt;[.$D$6];([.$D$6]-[.C16])*[.$D$5]*(1-[.$D$7]);0)" office:value-type="float" office:value="0">
            <text:p>0</text:p>
          </table:table-cell>
          <table:table-cell table:formula="of:=[.D16]+[.E16]" office:value-type="currency" office:currency="USD" office:value="40">
            <text:p>$40.0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C17]*[.$D$5]" office:value-type="currency" office:currency="USD" office:value="50">
            <text:p>$50.00</text:p>
          </table:table-cell>
          <table:table-cell table:formula="of:=IF([.C17]&gt;[.$D$6];([.$D$6]-[.C17])*[.$D$5]*(1-[.$D$7]);0)" office:value-type="float" office:value="0">
            <text:p>0</text:p>
          </table:table-cell>
          <table:table-cell table:formula="of:=[.D17]+[.E17]" office:value-type="currency" office:currency="USD" office:value="50">
            <text:p>$50.0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C18]*[.$D$5]" office:value-type="currency" office:currency="USD" office:value="60">
            <text:p>$60.00</text:p>
          </table:table-cell>
          <table:table-cell table:formula="of:=IF([.C18]&gt;[.$D$6];([.$D$6]-[.C18])*[.$D$5]*(1-[.$D$7]);0)" office:value-type="float" office:value="0">
            <text:p>0</text:p>
          </table:table-cell>
          <table:table-cell table:formula="of:=[.D18]+[.E18]" office:value-type="currency" office:currency="USD" office:value="60">
            <text:p>$60.0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C19]*[.$D$5]" office:value-type="currency" office:currency="USD" office:value="70">
            <text:p>$70.00</text:p>
          </table:table-cell>
          <table:table-cell table:formula="of:=IF([.C19]&gt;[.$D$6];([.$D$6]-[.C19])*[.$D$5]*(1-[.$D$7]);0)" office:value-type="float" office:value="0">
            <text:p>0</text:p>
          </table:table-cell>
          <table:table-cell table:formula="of:=[.D19]+[.E19]" office:value-type="currency" office:currency="USD" office:value="70">
            <text:p>$70.0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C20]*[.$D$5]" office:value-type="currency" office:currency="USD" office:value="80">
            <text:p>$80.00</text:p>
          </table:table-cell>
          <table:table-cell table:formula="of:=IF([.C20]&gt;[.$D$6];([.$D$6]-[.C20])*[.$D$5]*(1-[.$D$7]);0)" office:value-type="float" office:value="0">
            <text:p>0</text:p>
          </table:table-cell>
          <table:table-cell table:formula="of:=[.D20]+[.E20]" office:value-type="currency" office:currency="USD" office:value="80">
            <text:p>$80.0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C21]*[.$D$5]" office:value-type="currency" office:currency="USD" office:value="90">
            <text:p>$90.00</text:p>
          </table:table-cell>
          <table:table-cell table:formula="of:=IF([.C21]&gt;[.$D$6];([.$D$6]-[.C21])*[.$D$5]*(1-[.$D$7]);0)" office:value-type="float" office:value="0">
            <text:p>0</text:p>
          </table:table-cell>
          <table:table-cell table:formula="of:=[.D21]+[.E21]" office:value-type="currency" office:currency="USD" office:value="90">
            <text:p>$90.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C22]*[.$D$5]" office:value-type="currency" office:currency="USD" office:value="100">
            <text:p>$100.00</text:p>
          </table:table-cell>
          <table:table-cell table:formula="of:=IF([.C22]&gt;[.$D$6];([.$D$6]-[.C22])*[.$D$5]*(1-[.$D$7]);0)" office:value-type="float" office:value="0">
            <text:p>0</text:p>
          </table:table-cell>
          <table:table-cell table:formula="of:=[.D22]+[.E22]" office:value-type="currency" office:currency="USD" office:value="100">
            <text:p>$100.00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C23]*[.$D$5]" office:value-type="currency" office:currency="USD" office:value="110">
            <text:p>$110.00</text:p>
          </table:table-cell>
          <table:table-cell table:formula="of:=IF([.C23]&gt;[.$D$6];([.$D$6]-[.C23])*[.$D$5]*(1-[.$D$7]);0)" office:value-type="float" office:value="0">
            <text:p>0</text:p>
          </table:table-cell>
          <table:table-cell table:formula="of:=[.D23]+[.E23]" office:value-type="currency" office:currency="USD" office:value="110">
            <text:p>$110.0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C24]*[.$D$5]" office:value-type="currency" office:currency="USD" office:value="120">
            <text:p>$120.00</text:p>
          </table:table-cell>
          <table:table-cell table:formula="of:=IF([.C24]&gt;[.$D$6];([.$D$6]-[.C24])*[.$D$5]*(1-[.$D$7]);0)" office:value-type="float" office:value="0">
            <text:p>0</text:p>
          </table:table-cell>
          <table:table-cell table:formula="of:=[.D24]+[.E24]" office:value-type="currency" office:currency="USD" office:value="120">
            <text:p>$120.00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C25]*[.$D$5]" office:value-type="currency" office:currency="USD" office:value="130">
            <text:p>$130.00</text:p>
          </table:table-cell>
          <table:table-cell table:formula="of:=IF([.C25]&gt;[.$D$6];([.$D$6]-[.C25])*[.$D$5]*(1-[.$D$7]);0)" office:value-type="float" office:value="0">
            <text:p>0</text:p>
          </table:table-cell>
          <table:table-cell table:formula="of:=[.D25]+[.E25]" office:value-type="currency" office:currency="USD" office:value="130">
            <text:p>$130.0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C26]*[.$D$5]" office:value-type="currency" office:currency="USD" office:value="140">
            <text:p>$140.00</text:p>
          </table:table-cell>
          <table:table-cell table:formula="of:=IF([.C26]&gt;[.$D$6];([.$D$6]-[.C26])*[.$D$5]*(1-[.$D$7]);0)" office:value-type="float" office:value="0">
            <text:p>0</text:p>
          </table:table-cell>
          <table:table-cell table:formula="of:=[.D26]+[.E26]" office:value-type="currency" office:currency="USD" office:value="140">
            <text:p>$140.0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C27]*[.$D$5]" office:value-type="currency" office:currency="USD" office:value="150">
            <text:p>$150.00</text:p>
          </table:table-cell>
          <table:table-cell table:formula="of:=IF([.C27]&gt;[.$D$6];([.$D$6]-[.C27])*[.$D$5]*(1-[.$D$7]);0)" office:value-type="float" office:value="0">
            <text:p>0</text:p>
          </table:table-cell>
          <table:table-cell table:formula="of:=[.D27]+[.E27]" office:value-type="currency" office:currency="USD" office:value="150">
            <text:p>$150.00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C28]*[.$D$5]" office:value-type="currency" office:currency="USD" office:value="160">
            <text:p>$160.00</text:p>
          </table:table-cell>
          <table:table-cell table:formula="of:=IF([.C28]&gt;[.$D$6];([.$D$6]-[.C28])*[.$D$5]*(1-[.$D$7]);0)" office:value-type="float" office:value="0">
            <text:p>0</text:p>
          </table:table-cell>
          <table:table-cell table:formula="of:=[.D28]+[.E28]" office:value-type="currency" office:currency="USD" office:value="160">
            <text:p>$160.00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C29]*[.$D$5]" office:value-type="currency" office:currency="USD" office:value="170">
            <text:p>$170.00</text:p>
          </table:table-cell>
          <table:table-cell table:formula="of:=IF([.C29]&gt;[.$D$6];([.$D$6]-[.C29])*[.$D$5]*(1-[.$D$7]);0)" office:value-type="float" office:value="0">
            <text:p>0</text:p>
          </table:table-cell>
          <table:table-cell table:formula="of:=[.D29]+[.E29]" office:value-type="currency" office:currency="USD" office:value="170">
            <text:p>$170.00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C30]*[.$D$5]" office:value-type="currency" office:currency="USD" office:value="180">
            <text:p>$180.00</text:p>
          </table:table-cell>
          <table:table-cell table:formula="of:=IF([.C30]&gt;[.$D$6];([.$D$6]-[.C30])*[.$D$5]*(1-[.$D$7]);0)" office:value-type="float" office:value="0">
            <text:p>0</text:p>
          </table:table-cell>
          <table:table-cell table:formula="of:=[.D30]+[.E30]" office:value-type="currency" office:currency="USD" office:value="180">
            <text:p>$180.0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C31]*[.$D$5]" office:value-type="currency" office:currency="USD" office:value="190">
            <text:p>$190.00</text:p>
          </table:table-cell>
          <table:table-cell table:formula="of:=IF([.C31]&gt;[.$D$6];([.$D$6]-[.C31])*[.$D$5]*(1-[.$D$7]);0)" office:value-type="float" office:value="0">
            <text:p>0</text:p>
          </table:table-cell>
          <table:table-cell table:formula="of:=[.D31]+[.E31]" office:value-type="currency" office:currency="USD" office:value="190">
            <text:p>$190.0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C32]*[.$D$5]" office:value-type="currency" office:currency="USD" office:value="200">
            <text:p>$200.00</text:p>
          </table:table-cell>
          <table:table-cell table:formula="of:=IF([.C32]&gt;[.$D$6];([.$D$6]-[.C32])*[.$D$5]*(1-[.$D$7]);0)" office:value-type="float" office:value="0">
            <text:p>0</text:p>
          </table:table-cell>
          <table:table-cell table:formula="of:=[.D32]+[.E32]" office:value-type="currency" office:currency="USD" office:value="200">
            <text:p>$200.00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C33]*[.$D$5]" office:value-type="currency" office:currency="USD" office:value="210">
            <text:p>$210.00</text:p>
          </table:table-cell>
          <table:table-cell table:formula="of:=IF([.C33]&gt;[.$D$6];([.$D$6]-[.C33])*[.$D$5]*(1-[.$D$7]);0)" office:value-type="float" office:value="0">
            <text:p>0</text:p>
          </table:table-cell>
          <table:table-cell table:formula="of:=[.D33]+[.E33]" office:value-type="currency" office:currency="USD" office:value="210">
            <text:p>$210.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C34]*[.$D$5]" office:value-type="currency" office:currency="USD" office:value="220">
            <text:p>$220.00</text:p>
          </table:table-cell>
          <table:table-cell table:formula="of:=IF([.C34]&gt;[.$D$6];([.$D$6]-[.C34])*[.$D$5]*(1-[.$D$7]);0)" office:value-type="float" office:value="0">
            <text:p>0</text:p>
          </table:table-cell>
          <table:table-cell table:formula="of:=[.D34]+[.E34]" office:value-type="currency" office:currency="USD" office:value="220">
            <text:p>$220.00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C35]*[.$D$5]" office:value-type="currency" office:currency="USD" office:value="230">
            <text:p>$230.00</text:p>
          </table:table-cell>
          <table:table-cell table:formula="of:=IF([.C35]&gt;[.$D$6];([.$D$6]-[.C35])*[.$D$5]*(1-[.$D$7]);0)" office:value-type="float" office:value="0">
            <text:p>0</text:p>
          </table:table-cell>
          <table:table-cell table:formula="of:=[.D35]+[.E35]" office:value-type="currency" office:currency="USD" office:value="230">
            <text:p>$230.00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C36]*[.$D$5]" office:value-type="currency" office:currency="USD" office:value="240">
            <text:p>$240.00</text:p>
          </table:table-cell>
          <table:table-cell table:formula="of:=IF([.C36]&gt;[.$D$6];([.$D$6]-[.C36])*[.$D$5]*(1-[.$D$7]);0)" office:value-type="float" office:value="0">
            <text:p>0</text:p>
          </table:table-cell>
          <table:table-cell table:formula="of:=[.D36]+[.E36]" office:value-type="currency" office:currency="USD" office:value="240">
            <text:p>$240.00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C37]*[.$D$5]" office:value-type="currency" office:currency="USD" office:value="250">
            <text:p>$250.00</text:p>
          </table:table-cell>
          <table:table-cell table:formula="of:=IF([.C37]&gt;[.$D$6];([.$D$6]-[.C37])*[.$D$5]*(1-[.$D$7]);0)" office:value-type="float" office:value="0">
            <text:p>0</text:p>
          </table:table-cell>
          <table:table-cell table:formula="of:=[.D37]+[.E37]" office:value-type="currency" office:currency="USD" office:value="250">
            <text:p>$250.00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C38]*[.$D$5]" office:value-type="currency" office:currency="USD" office:value="260">
            <text:p>$260.00</text:p>
          </table:table-cell>
          <table:table-cell table:formula="of:=IF([.C38]&gt;[.$D$6];([.$D$6]-[.C38])*[.$D$5]*(1-[.$D$7]);0)" office:value-type="float" office:value="0">
            <text:p>0</text:p>
          </table:table-cell>
          <table:table-cell table:formula="of:=[.D38]+[.E38]" office:value-type="currency" office:currency="USD" office:value="260">
            <text:p>$260.0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C39]*[.$D$5]" office:value-type="currency" office:currency="USD" office:value="270">
            <text:p>$270.00</text:p>
          </table:table-cell>
          <table:table-cell table:formula="of:=IF([.C39]&gt;[.$D$6];([.$D$6]-[.C39])*[.$D$5]*(1-[.$D$7]);0)" office:value-type="float" office:value="0">
            <text:p>0</text:p>
          </table:table-cell>
          <table:table-cell table:formula="of:=[.D39]+[.E39]" office:value-type="currency" office:currency="USD" office:value="270">
            <text:p>$270.00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C40]*[.$D$5]" office:value-type="currency" office:currency="USD" office:value="280">
            <text:p>$280.00</text:p>
          </table:table-cell>
          <table:table-cell table:formula="of:=IF([.C40]&gt;[.$D$6];([.$D$6]-[.C40])*[.$D$5]*(1-[.$D$7]);0)" office:value-type="float" office:value="0">
            <text:p>0</text:p>
          </table:table-cell>
          <table:table-cell table:formula="of:=[.D40]+[.E40]" office:value-type="currency" office:currency="USD" office:value="280">
            <text:p>$280.00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C41]*[.$D$5]" office:value-type="currency" office:currency="USD" office:value="290">
            <text:p>$290.00</text:p>
          </table:table-cell>
          <table:table-cell table:formula="of:=IF([.C41]&gt;[.$D$6];([.$D$6]-[.C41])*[.$D$5]*(1-[.$D$7]);0)" office:value-type="float" office:value="0">
            <text:p>0</text:p>
          </table:table-cell>
          <table:table-cell table:formula="of:=[.D41]+[.E41]" office:value-type="currency" office:currency="USD" office:value="290">
            <text:p>$290.0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C42]*[.$D$5]" office:value-type="currency" office:currency="USD" office:value="300">
            <text:p>$300.00</text:p>
          </table:table-cell>
          <table:table-cell table:formula="of:=IF([.C42]&gt;[.$D$6];([.$D$6]-[.C42])*[.$D$5]*(1-[.$D$7]);0)" office:value-type="float" office:value="0">
            <text:p>0</text:p>
          </table:table-cell>
          <table:table-cell table:formula="of:=[.D42]+[.E42]" office:value-type="currency" office:currency="USD" office:value="300">
            <text:p>$300.00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C43]*[.$D$5]" office:value-type="currency" office:currency="USD" office:value="310">
            <text:p>$310.00</text:p>
          </table:table-cell>
          <table:table-cell table:formula="of:=IF([.C43]&gt;[.$D$6];([.$D$6]-[.C43])*[.$D$5]*(1-[.$D$7]);0)" office:value-type="float" office:value="0">
            <text:p>0</text:p>
          </table:table-cell>
          <table:table-cell table:formula="of:=[.D43]+[.E43]" office:value-type="currency" office:currency="USD" office:value="310">
            <text:p>$310.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C44]*[.$D$5]" office:value-type="currency" office:currency="USD" office:value="320">
            <text:p>$320.00</text:p>
          </table:table-cell>
          <table:table-cell table:formula="of:=IF([.C44]&gt;[.$D$6];([.$D$6]-[.C44])*[.$D$5]*(1-[.$D$7]);0)" office:value-type="float" office:value="0">
            <text:p>0</text:p>
          </table:table-cell>
          <table:table-cell table:formula="of:=[.D44]+[.E44]" office:value-type="currency" office:currency="USD" office:value="320">
            <text:p>$320.00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C45]*[.$D$5]" office:value-type="currency" office:currency="USD" office:value="330">
            <text:p>$330.00</text:p>
          </table:table-cell>
          <table:table-cell table:formula="of:=IF([.C45]&gt;[.$D$6];([.$D$6]-[.C45])*[.$D$5]*(1-[.$D$7]);0)" office:value-type="float" office:value="0">
            <text:p>0</text:p>
          </table:table-cell>
          <table:table-cell table:formula="of:=[.D45]+[.E45]" office:value-type="currency" office:currency="USD" office:value="330">
            <text:p>$330.00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C46]*[.$D$5]" office:value-type="currency" office:currency="USD" office:value="340">
            <text:p>$340.00</text:p>
          </table:table-cell>
          <table:table-cell table:formula="of:=IF([.C46]&gt;[.$D$6];([.$D$6]-[.C46])*[.$D$5]*(1-[.$D$7]);0)" office:value-type="float" office:value="0">
            <text:p>0</text:p>
          </table:table-cell>
          <table:table-cell table:formula="of:=[.D46]+[.E46]" office:value-type="currency" office:currency="USD" office:value="340">
            <text:p>$340.0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C47]*[.$D$5]" office:value-type="currency" office:currency="USD" office:value="350">
            <text:p>$350.00</text:p>
          </table:table-cell>
          <table:table-cell table:formula="of:=IF([.C47]&gt;[.$D$6];([.$D$6]-[.C47])*[.$D$5]*(1-[.$D$7]);0)" office:value-type="float" office:value="0">
            <text:p>0</text:p>
          </table:table-cell>
          <table:table-cell table:formula="of:=[.D47]+[.E47]" office:value-type="currency" office:currency="USD" office:value="350">
            <text:p>$350.00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C48]*[.$D$5]" office:value-type="currency" office:currency="USD" office:value="360">
            <text:p>$360.00</text:p>
          </table:table-cell>
          <table:table-cell table:formula="of:=IF([.C48]&gt;[.$D$6];([.$D$6]-[.C48])*[.$D$5]*(1-[.$D$7]);0)" office:value-type="float" office:value="0">
            <text:p>0</text:p>
          </table:table-cell>
          <table:table-cell table:formula="of:=[.D48]+[.E48]" office:value-type="currency" office:currency="USD" office:value="360">
            <text:p>$360.00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[.C49]*[.$D$5]" office:value-type="currency" office:currency="USD" office:value="370">
            <text:p>$370.00</text:p>
          </table:table-cell>
          <table:table-cell table:formula="of:=IF([.C49]&gt;[.$D$6];([.$D$6]-[.C49])*[.$D$5]*(1-[.$D$7]);0)" office:value-type="float" office:value="0">
            <text:p>0</text:p>
          </table:table-cell>
          <table:table-cell table:formula="of:=[.D49]+[.E49]" office:value-type="currency" office:currency="USD" office:value="370">
            <text:p>$370.00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[.C50]*[.$D$5]" office:value-type="currency" office:currency="USD" office:value="380">
            <text:p>$380.00</text:p>
          </table:table-cell>
          <table:table-cell table:formula="of:=IF([.C50]&gt;[.$D$6];([.$D$6]-[.C50])*[.$D$5]*(1-[.$D$7]);0)" office:value-type="float" office:value="0">
            <text:p>0</text:p>
          </table:table-cell>
          <table:table-cell table:formula="of:=[.D50]+[.E50]" office:value-type="currency" office:currency="USD" office:value="380">
            <text:p>$380.00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[.C51]*[.$D$5]" office:value-type="currency" office:currency="USD" office:value="390">
            <text:p>$390.00</text:p>
          </table:table-cell>
          <table:table-cell table:formula="of:=IF([.C51]&gt;[.$D$6];([.$D$6]-[.C51])*[.$D$5]*(1-[.$D$7]);0)" office:value-type="float" office:value="0">
            <text:p>0</text:p>
          </table:table-cell>
          <table:table-cell table:formula="of:=[.D51]+[.E51]" office:value-type="currency" office:currency="USD" office:value="390">
            <text:p>$390.0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[.C52]*[.$D$5]" office:value-type="currency" office:currency="USD" office:value="400">
            <text:p>$400.00</text:p>
          </table:table-cell>
          <table:table-cell table:formula="of:=IF([.C52]&gt;[.$D$6];([.$D$6]-[.C52])*[.$D$5]*(1-[.$D$7]);0)" office:value-type="float" office:value="0">
            <text:p>0</text:p>
          </table:table-cell>
          <table:table-cell table:formula="of:=[.D52]+[.E52]" office:value-type="currency" office:currency="USD" office:value="400">
            <text:p>$400.00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[.C53]*[.$D$5]" office:value-type="currency" office:currency="USD" office:value="410">
            <text:p>$410.00</text:p>
          </table:table-cell>
          <table:table-cell table:formula="of:=IF([.C53]&gt;[.$D$6];([.$D$6]-[.C53])*[.$D$5]*(1-[.$D$7]);0)" office:value-type="currency" office:currency="USD" office:value="5">
            <text:p>$5.00</text:p>
          </table:table-cell>
          <table:table-cell table:formula="of:=[.D53]+[.E53]" office:value-type="currency" office:currency="USD" office:value="415">
            <text:p>$415.00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[.C54]*[.$D$5]" office:value-type="currency" office:currency="USD" office:value="420">
            <text:p>$420.00</text:p>
          </table:table-cell>
          <table:table-cell table:formula="of:=IF([.C54]&gt;[.$D$6];([.$D$6]-[.C54])*[.$D$5]*(1-[.$D$7]);0)" office:value-type="currency" office:currency="USD" office:value="10">
            <text:p>$10.00</text:p>
          </table:table-cell>
          <table:table-cell table:formula="of:=[.D54]+[.E54]" office:value-type="currency" office:currency="USD" office:value="430">
            <text:p>$430.00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[.C55]*[.$D$5]" office:value-type="currency" office:currency="USD" office:value="430">
            <text:p>$430.00</text:p>
          </table:table-cell>
          <table:table-cell table:formula="of:=IF([.C55]&gt;[.$D$6];([.$D$6]-[.C55])*[.$D$5]*(1-[.$D$7]);0)" office:value-type="currency" office:currency="USD" office:value="15">
            <text:p>$15.00</text:p>
          </table:table-cell>
          <table:table-cell table:formula="of:=[.D55]+[.E55]" office:value-type="currency" office:currency="USD" office:value="445">
            <text:p>$445.00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[.C56]*[.$D$5]" office:value-type="currency" office:currency="USD" office:value="440">
            <text:p>$440.00</text:p>
          </table:table-cell>
          <table:table-cell table:formula="of:=IF([.C56]&gt;[.$D$6];([.$D$6]-[.C56])*[.$D$5]*(1-[.$D$7]);0)" office:value-type="currency" office:currency="USD" office:value="20">
            <text:p>$20.00</text:p>
          </table:table-cell>
          <table:table-cell table:formula="of:=[.D56]+[.E56]" office:value-type="currency" office:currency="USD" office:value="460">
            <text:p>$460.00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[.C57]*[.$D$5]" office:value-type="currency" office:currency="USD" office:value="450">
            <text:p>$450.00</text:p>
          </table:table-cell>
          <table:table-cell table:formula="of:=IF([.C57]&gt;[.$D$6];([.$D$6]-[.C57])*[.$D$5]*(1-[.$D$7]);0)" office:value-type="currency" office:currency="USD" office:value="25">
            <text:p>$25.00</text:p>
          </table:table-cell>
          <table:table-cell table:formula="of:=[.D57]+[.E57]" office:value-type="currency" office:currency="USD" office:value="475">
            <text:p>$475.00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[.C58]*[.$D$5]" office:value-type="currency" office:currency="USD" office:value="460">
            <text:p>$460.00</text:p>
          </table:table-cell>
          <table:table-cell table:formula="of:=IF([.C58]&gt;[.$D$6];([.$D$6]-[.C58])*[.$D$5]*(1-[.$D$7]);0)" office:value-type="currency" office:currency="USD" office:value="30">
            <text:p>$30.00</text:p>
          </table:table-cell>
          <table:table-cell table:formula="of:=[.D58]+[.E58]" office:value-type="currency" office:currency="USD" office:value="490">
            <text:p>$490.00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[.C59]*[.$D$5]" office:value-type="currency" office:currency="USD" office:value="470">
            <text:p>$470.00</text:p>
          </table:table-cell>
          <table:table-cell table:formula="of:=IF([.C59]&gt;[.$D$6];([.$D$6]-[.C59])*[.$D$5]*(1-[.$D$7]);0)" office:value-type="currency" office:currency="USD" office:value="35">
            <text:p>$35.00</text:p>
          </table:table-cell>
          <table:table-cell table:formula="of:=[.D59]+[.E59]" office:value-type="currency" office:currency="USD" office:value="505">
            <text:p>$505.0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[.C60]*[.$D$5]" office:value-type="currency" office:currency="USD" office:value="480">
            <text:p>$480.00</text:p>
          </table:table-cell>
          <table:table-cell table:formula="of:=IF([.C60]&gt;[.$D$6];([.$D$6]-[.C60])*[.$D$5]*(1-[.$D$7]);0)" office:value-type="currency" office:currency="USD" office:value="40">
            <text:p>$40.00</text:p>
          </table:table-cell>
          <table:table-cell table:formula="of:=[.D60]+[.E60]" office:value-type="currency" office:currency="USD" office:value="520">
            <text:p>$520.00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[.C61]*[.$D$5]" office:value-type="currency" office:currency="USD" office:value="490">
            <text:p>$490.00</text:p>
          </table:table-cell>
          <table:table-cell table:formula="of:=IF([.C61]&gt;[.$D$6];([.$D$6]-[.C61])*[.$D$5]*(1-[.$D$7]);0)" office:value-type="currency" office:currency="USD" office:value="45">
            <text:p>$45.00</text:p>
          </table:table-cell>
          <table:table-cell table:formula="of:=[.D61]+[.E61]" office:value-type="currency" office:currency="USD" office:value="535">
            <text:p>$535.0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[.C62]*[.$D$5]" office:value-type="currency" office:currency="USD" office:value="500">
            <text:p>$500.00</text:p>
          </table:table-cell>
          <table:table-cell table:formula="of:=IF([.C62]&gt;[.$D$6];([.$D$6]-[.C62])*[.$D$5]*(1-[.$D$7]);0)" office:value-type="currency" office:currency="USD" office:value="50">
            <text:p>$50.00</text:p>
          </table:table-cell>
          <table:table-cell table:formula="of:=[.D62]+[.E62]" office:value-type="currency" office:currency="USD" office:value="550">
            <text:p>$550.00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[.C63]*[.$D$5]" office:value-type="currency" office:currency="USD" office:value="510">
            <text:p>$510.00</text:p>
          </table:table-cell>
          <table:table-cell table:formula="of:=IF([.C63]&gt;[.$D$6];([.$D$6]-[.C63])*[.$D$5]*(1-[.$D$7]);0)" office:value-type="currency" office:currency="USD" office:value="55">
            <text:p>$55.00</text:p>
          </table:table-cell>
          <table:table-cell table:formula="of:=[.D63]+[.E63]" office:value-type="currency" office:currency="USD" office:value="565">
            <text:p>$565.00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[.C64]*[.$D$5]" office:value-type="currency" office:currency="USD" office:value="520">
            <text:p>$520.00</text:p>
          </table:table-cell>
          <table:table-cell table:formula="of:=IF([.C64]&gt;[.$D$6];([.$D$6]-[.C64])*[.$D$5]*(1-[.$D$7]);0)" office:value-type="currency" office:currency="USD" office:value="60">
            <text:p>$60.00</text:p>
          </table:table-cell>
          <table:table-cell table:formula="of:=[.D64]+[.E64]" office:value-type="currency" office:currency="USD" office:value="580">
            <text:p>$580.00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[.C65]*[.$D$5]" office:value-type="currency" office:currency="USD" office:value="530">
            <text:p>$530.00</text:p>
          </table:table-cell>
          <table:table-cell table:formula="of:=IF([.C65]&gt;[.$D$6];([.$D$6]-[.C65])*[.$D$5]*(1-[.$D$7]);0)" office:value-type="currency" office:currency="USD" office:value="65">
            <text:p>$65.00</text:p>
          </table:table-cell>
          <table:table-cell table:formula="of:=[.D65]+[.E65]" office:value-type="currency" office:currency="USD" office:value="595">
            <text:p>$595.00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[.C66]*[.$D$5]" office:value-type="currency" office:currency="USD" office:value="540">
            <text:p>$540.00</text:p>
          </table:table-cell>
          <table:table-cell table:formula="of:=IF([.C66]&gt;[.$D$6];([.$D$6]-[.C66])*[.$D$5]*(1-[.$D$7]);0)" office:value-type="currency" office:currency="USD" office:value="70">
            <text:p>$70.00</text:p>
          </table:table-cell>
          <table:table-cell table:formula="of:=[.D66]+[.E66]" office:value-type="currency" office:currency="USD" office:value="610">
            <text:p>$610.00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[.C67]*[.$D$5]" office:value-type="currency" office:currency="USD" office:value="550">
            <text:p>$550.00</text:p>
          </table:table-cell>
          <table:table-cell table:formula="of:=IF([.C67]&gt;[.$D$6];([.$D$6]-[.C67])*[.$D$5]*(1-[.$D$7]);0)" office:value-type="currency" office:currency="USD" office:value="75">
            <text:p>$75.00</text:p>
          </table:table-cell>
          <table:table-cell table:formula="of:=[.D67]+[.E67]" office:value-type="currency" office:currency="USD" office:value="625">
            <text:p>$625.00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[.C68]*[.$D$5]" office:value-type="currency" office:currency="USD" office:value="560">
            <text:p>$560.00</text:p>
          </table:table-cell>
          <table:table-cell table:formula="of:=IF([.C68]&gt;[.$D$6];([.$D$6]-[.C68])*[.$D$5]*(1-[.$D$7]);0)" office:value-type="currency" office:currency="USD" office:value="80">
            <text:p>$80.00</text:p>
          </table:table-cell>
          <table:table-cell table:formula="of:=[.D68]+[.E68]" office:value-type="currency" office:currency="USD" office:value="640">
            <text:p>$640.00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[.C69]*[.$D$5]" office:value-type="currency" office:currency="USD" office:value="570">
            <text:p>$570.00</text:p>
          </table:table-cell>
          <table:table-cell table:formula="of:=IF([.C69]&gt;[.$D$6];([.$D$6]-[.C69])*[.$D$5]*(1-[.$D$7]);0)" office:value-type="currency" office:currency="USD" office:value="85">
            <text:p>$85.00</text:p>
          </table:table-cell>
          <table:table-cell table:formula="of:=[.D69]+[.E69]" office:value-type="currency" office:currency="USD" office:value="655">
            <text:p>$655.00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[.C70]*[.$D$5]" office:value-type="currency" office:currency="USD" office:value="580">
            <text:p>$580.00</text:p>
          </table:table-cell>
          <table:table-cell table:formula="of:=IF([.C70]&gt;[.$D$6];([.$D$6]-[.C70])*[.$D$5]*(1-[.$D$7]);0)" office:value-type="currency" office:currency="USD" office:value="90">
            <text:p>$90.00</text:p>
          </table:table-cell>
          <table:table-cell table:formula="of:=[.D70]+[.E70]" office:value-type="currency" office:currency="USD" office:value="670">
            <text:p>$670.00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[.C71]*[.$D$5]" office:value-type="currency" office:currency="USD" office:value="590">
            <text:p>$590.00</text:p>
          </table:table-cell>
          <table:table-cell table:formula="of:=IF([.C71]&gt;[.$D$6];([.$D$6]-[.C71])*[.$D$5]*(1-[.$D$7]);0)" office:value-type="currency" office:currency="USD" office:value="95">
            <text:p>$95.00</text:p>
          </table:table-cell>
          <table:table-cell table:formula="of:=[.D71]+[.E71]" office:value-type="currency" office:currency="USD" office:value="685">
            <text:p>$685.00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[.C72]*[.$D$5]" office:value-type="currency" office:currency="USD" office:value="600">
            <text:p>$600.00</text:p>
          </table:table-cell>
          <table:table-cell table:formula="of:=IF([.C72]&gt;[.$D$6];([.$D$6]-[.C72])*[.$D$5]*(1-[.$D$7]);0)" office:value-type="currency" office:currency="USD" office:value="100">
            <text:p>$100.00</text:p>
          </table:table-cell>
          <table:table-cell table:formula="of:=[.D72]+[.E72]" office:value-type="currency" office:currency="USD" office:value="700">
            <text:p>$700.00</text:p>
          </table:table-cell>
        </table:table-row>
        <table:table-row table:style-name="ro1" table:number-rows-repeated="104850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6/22/2017</text:date>, <text:time>13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6-22T10:58:42.95</meta:creation-date>
    <dc:date>2017-06-22T13:53:26.88</dc:date>
    <dc:creator>RCC RCCD</dc:creator>
    <meta:editing-duration>PT1H56M44S</meta:editing-duration>
    <meta:editing-cycles>2</meta:editing-cycles>
    <meta:generator>OpenOffice/4.1.2$Win32 OpenOffice.org_project/412m3$Build-9782</meta:generator>
    <meta:document-statistic meta:table-count="3" meta:cell-count="530" meta:object-count="0"/>
  </office:meta>
</office:document-meta>
</file>